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829cm" fo:min-width="9.041cm"/>
    </style:style>
    <style:style style:name="gr4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954cm" fo:min-width="0.70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6" style:family="graphic" style:parent-style-name="standard">
      <style:graphic-properties draw:stroke="dash" draw:stroke-dash="Dash" svg:stroke-width="0.106cm" draw:marker-start-width="0.358cm" draw:marker-end-width="0.358cm" svg:stroke-linecap="butt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6.639cm" svg:x2="3cm" svg:y2="4.25cm">
          <text:p/>
        </draw:line>
        <draw:line draw:style-name="gr2" draw:text-style-name="P1" draw:layer="layout" svg:x1="3cm" svg:y1="16.639cm" svg:x2="27.25cm" svg:y2="16.639cm">
          <text:p/>
        </draw:line>
        <draw:custom-shape draw:style-name="gr3" draw:text-style-name="P2" draw:layer="layout" svg:width="9.541cm" svg:height="7.079cm" svg:x="4.5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41cm" svg:height="7.079cm" svg:x="7.709cm" svg:y="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41cm" svg:height="7.079cm" svg:x="10.459cm" svg:y="7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41cm" svg:height="7.079cm" svg:x="13.459cm" svg:y="6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41cm" svg:height="7.079cm" svg:x="16.459cm" svg:y="6.1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0.7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8cm" svg:y="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1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1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5.001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7.2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7.4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02:45:06.686041975</meta:creation-date>
    <dc:date>2023-05-20T03:55:32.430400823</dc:date>
    <meta:editing-duration>PT1H10M25S</meta:editing-duration>
    <meta:editing-cycles>2</meta:editing-cycles>
    <meta:generator>LibreOffice/7.5.2.2$Linux_X86_64 LibreOffice_project/50$Build-2</meta:generator>
    <meta:document-statistic meta:object-count="17"/>
  </office:meta>
</office:document-meta>
</file>